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333333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3cm" svg:stroke-color="#333333" draw:marker-start-width="0.245cm" draw:marker-end-width="0.245cm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cm" svg:stroke-color="#333333" draw:marker-start-width="0.245cm" draw:marker-end-width="0.245cm" draw:fill="none" draw:fill-color="#ffffff" fo:min-height="0.523cm"/>
    </style:style>
    <style:style style:name="gr4" style:family="graphic" style:parent-style-name="standard">
      <style:graphic-properties draw:stroke="solid" draw:stroke-dash="Fine_20_Dashed_20__28_var_29_" svg:stroke-width="0.03cm" svg:stroke-color="#333333" draw:marker-start-width="0.245cm" draw:marker-end-width="0.245cm" draw:fill="none" draw:fill-color="#333333" draw:textarea-horizontal-align="justify" draw:textarea-vertical-align="middle" draw:auto-grow-height="false" fo:padding-top="-0.36cm" fo:padding-bottom="-0.36cm" fo:padding-left="-0.235cm" fo:padding-right="-0.235cm"/>
    </style:style>
    <style:style style:name="gr5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 draw:shadow="hidden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7" style:family="graphic" style:parent-style-name="objectwithoutfill">
      <style:graphic-properties draw:stroke="solid" svg:stroke-width="0.1cm" svg:stroke-color="#000000" draw:marker-start="Arrow" draw:marker-start-width="0.45cm" draw:marker-end="Arrow" draw:marker-end-width="0.45cm" draw:fill="solid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Lato" fo:font-size="18pt" style:font-size-asian="18pt" style:font-size-complex="18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center"/>
      <style:text-properties fo:color="#333333" style:font-name="Lato Light" fo:font-size="12pt" style:font-size-asian="12pt" style:font-size-complex="12pt"/>
    </style:style>
    <style:style style:name="P5" style:family="paragraph">
      <style:text-properties style:font-name="Lato" fo:font-size="11pt" style:font-size-asian="11pt" style:font-size-complex="11pt"/>
    </style:style>
    <style:style style:name="T1" style:family="text">
      <style:text-properties fo:color="#333333" style:font-name="Lato" fo:font-size="18pt" style:font-size-asian="18pt" style:font-size-complex="18pt"/>
    </style:style>
    <style:style style:name="T2" style:family="text">
      <style:text-properties fo:color="#333333" style:font-name="Lato Light" fo:font-size="12pt" style:font-size-asian="12pt" style:font-size-complex="12pt"/>
    </style:style>
    <style:style style:name="T3" style:family="text">
      <style:text-properties style:font-name="Lat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1.498cm" svg:x="10.9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8.6cm" svg:height="1cm" svg:x="10.9cm" svg:y="3.1cm">
          <text:p text:style-name="P1"><text:span text:style-name="T1">CompiLa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6cm" svg:height="0.773cm" svg:x="10.9cm" svg:y="3.927cm">
          <draw:text-box>
            <text:p text:style-name="P3"><text:span text:style-name="T2">Application, REST Services</text:span></text:p>
          </draw:text-box>
        </draw:frame>
        <draw:custom-shape draw:style-name="gr1" draw:text-style-name="P1" draw:layer="layout" svg:width="8.6cm" svg:height="1.498cm" svg:x="10.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6cm" svg:height="1cm" svg:x="10.9cm" svg:y="4.6cm">
          <text:p text:style-name="P1"><text:span text:style-name="T1">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6cm" svg:height="0.773cm" svg:x="10.9cm" svg:y="5.427cm">
          <draw:text-box>
            <text:p text:style-name="P3"><text:span text:style-name="T2">Web Server</text:span></text:p>
          </draw:text-box>
        </draw:frame>
        <draw:custom-shape draw:style-name="gr1" draw:text-style-name="P1" draw:layer="layout" svg:width="8.6cm" svg:height="1.498cm" svg:x="10.9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6cm" svg:height="1cm" svg:x="10.9cm" svg:y="6.1cm">
          <text:p text:style-name="P1"><text:span text:style-name="T1">My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6cm" svg:height="0.773cm" svg:x="10.9cm" svg:y="6.927cm">
          <draw:text-box>
            <text:p text:style-name="P3"><text:span text:style-name="T2">Database</text:span></text:p>
          </draw:text-box>
        </draw:frame>
        <draw:custom-shape draw:style-name="gr1" draw:text-style-name="P1" draw:layer="layout" svg:width="8.8cm" svg:height="1.498cm" svg:x="0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8cm" svg:height="1cm" svg:x="0.4cm" svg:y="4.6cm">
          <text:p text:style-name="P1"><text:span text:style-name="T1">GAE / AppScale (Pa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8cm" svg:height="0.773cm" svg:x="0.4cm" svg:y="5.427cm">
          <draw:text-box>
            <text:p text:style-name="P3"><text:span text:style-name="T2">DataStore, BlobStore, Channel API, Scaling</text:span></text:p>
          </draw:text-box>
        </draw:frame>
        <draw:custom-shape draw:style-name="gr4" draw:text-style-name="P1" draw:layer="layout" svg:width="0.272cm" svg:height="1cm" svg:x="4.7cm" svg:y="2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8.8cm" svg:height="1.498cm" svg:x="0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8cm" svg:height="1cm" svg:x="0.4cm" svg:y="6.1cm">
          <text:p text:style-name="P1"><text:span text:style-name="T1">OpenStack (Ia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8cm" svg:height="0.773cm" svg:x="0.4cm" svg:y="6.927cm">
          <draw:text-box>
            <text:p text:style-name="P3"><text:span text:style-name="T2">Compute, Networking, Storage</text:span></text:p>
          </draw:text-box>
        </draw:frame>
        <draw:custom-shape draw:style-name="gr1" draw:text-style-name="P1" draw:layer="layout" svg:width="8.8cm" svg:height="1.498cm" svg:x="0.4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8.8cm" svg:height="1.498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8cm" svg:height="1.1cm" svg:x="0.4cm" svg:y="0.3cm">
          <text:p text:style-name="P1"><text:span text:style-name="T1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8cm" svg:height="0.773cm" svg:x="0.4cm" svg:y="3.927cm">
          <draw:text-box>
            <text:p text:style-name="P3"><text:span text:style-name="T2">Web Application, REST Services, JSP</text:span></text:p>
          </draw:text-box>
        </draw:frame>
        <draw:frame draw:style-name="gr3" draw:text-style-name="P4" draw:layer="layout" svg:width="8.8cm" svg:height="0.773cm" svg:x="0.4cm" svg:y="1.127cm">
          <draw:text-box>
            <text:p text:style-name="P3"><text:span text:style-name="T2">JavaScript</text:span></text:p>
          </draw:text-box>
        </draw:frame>
        <draw:custom-shape draw:style-name="gr1" draw:text-style-name="P1" draw:layer="layout" svg:width="8.8cm" svg:height="1.498cm" svg:x="0.4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8cm" svg:height="1cm" svg:x="0.4cm" svg:y="3.1cm">
          <text:p text:style-name="P1"><text:span text:style-name="T1">CollaboraTeX (Sa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1" draw:layer="layout" svg:width="0cm" svg:height="0cm" svg:x="15.1cm" svg:y="1.3cm" svg:viewBox="0 0 0 0" draw:points="0,0">
          <text:p/>
        </draw:polygon>
        <draw:polygon draw:style-name="gr6" draw:text-style-name="P1" draw:layer="layout" svg:width="0cm" svg:height="0cm" svg:x="9.299cm" svg:y="0.899cm" svg:viewBox="0 0 0 0" draw:points="0,0">
          <text:p/>
        </draw:polygon>
        <draw:polygon draw:style-name="gr5" draw:text-style-name="P1" draw:layer="layout" svg:width="0cm" svg:height="0cm" svg:x="15.2cm" svg:y="1cm" svg:viewBox="0 0 0 0" draw:points="0,0">
          <text:p/>
        </draw:polygon>
        <draw:polygon draw:style-name="gr6" draw:text-style-name="P1" draw:layer="layout" svg:width="0cm" svg:height="0cm" svg:x="14.799cm" svg:y="3.051cm" svg:viewBox="0 0 0 0" draw:points="0,0">
          <text:p/>
        </draw:polygon>
        <draw:connector draw:style-name="gr7" draw:text-style-name="P1" draw:layer="layout" svg:x1="9.2cm" svg:y1="1.149cm" svg:x2="15.2cm" svg:y2="3.1cm" draw:start-shape="id1" draw:start-glue-point="1" draw:end-shape="id2" draw:end-glue-point="0" svg:d="m9200 1149h6000v1951" svg:viewBox="0 0 6001 1952">
          <text:p/>
        </draw:connector>
        <draw:frame draw:style-name="gr8" draw:text-style-name="P5" draw:layer="layout" svg:width="1.4cm" svg:height="0.85cm" svg:x="10.1cm" svg:y="0.45cm">
          <draw:text-box>
            <text:p><text:span text:style-name="T3">calls</text:span></text:p>
          </draw:text-box>
        </draw:frame>
        <draw:frame draw:style-name="gr8" draw:text-style-name="P5" draw:layer="layout" svg:width="2.1cm" svg:height="0.85cm" svg:x="15.4cm" svg:y="2.25cm">
          <draw:text-box>
            <text:p><text:span text:style-name="T3">respo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ato" svg:font-family="Lato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4-03-31T14:04:19.431312176</meta:creation-date>
    <dc:date>2014-06-24T22:00:12.416908857</dc:date>
    <dc:creator>Daniel </dc:creator>
    <meta:editing-duration>PT11M2S</meta:editing-duration>
    <meta:editing-cycles>7</meta:editing-cycles>
    <meta:generator>LibreOffice/4.1.3.2$Linux_X86_64 LibreOffice_project/410m0$Build-2</meta:generator>
    <meta:document-statistic meta:object-count="30"/>
  </office:meta>
</office:document-meta>
</file>